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ValidationException.XMLStreamValidationException( XmlError xml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ValidationException.getXm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